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6862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1.4827in"/>
    </style:style>
    <style:style style:name="co12" style:family="table-column">
      <style:table-column-properties fo:break-before="auto" style:column-width="0.9575in"/>
    </style:style>
    <style:style style:name="co13" style:family="table-column">
      <style:table-column-properties fo:break-before="auto" style:column-width="1.9756in"/>
    </style:style>
    <style:style style:name="co14" style:family="table-column">
      <style:table-column-properties fo:break-before="auto" style:column-width="1.6972in"/>
    </style:style>
    <style:style style:name="co15" style:family="table-column">
      <style:table-column-properties fo:break-before="auto" style:column-width="1.6862in"/>
    </style:style>
    <style:style style:name="co16" style:family="table-column">
      <style:table-column-properties fo:break-before="auto" style:column-width="1.4929in"/>
    </style:style>
    <style:style style:name="co17" style:family="table-column">
      <style:table-column-properties fo:break-before="auto" style:column-width="1.2146in"/>
    </style:style>
    <style:style style:name="co18" style:family="table-column">
      <style:table-column-properties fo:break-before="auto" style:column-width="1.2043in"/>
    </style:style>
    <style:style style:name="co19" style:family="table-column">
      <style:table-column-properties fo:break-before="auto" style:column-width="1.1717in"/>
    </style:style>
    <style:style style:name="co20" style:family="table-column">
      <style:table-column-properties fo:break-before="auto" style:column-width="1.1929in"/>
    </style:style>
    <style:style style:name="co21" style:family="table-column">
      <style:table-column-properties fo:break-before="auto" style:column-width="1.1827in"/>
    </style:style>
    <style:style style:name="co22" style:family="table-column">
      <style:table-column-properties fo:break-before="auto" style:column-width="1.2575in"/>
    </style:style>
    <style:style style:name="co23" style:family="table-column">
      <style:table-column-properties fo:break-before="auto" style:column-width="1.461in"/>
    </style:style>
    <style:style style:name="co24" style:family="table-column">
      <style:table-column-properties fo:break-before="auto" style:column-width="1.5362in"/>
    </style:style>
    <style:style style:name="co25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999999"/>
      <style:text-properties fo:color="#808080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dde8cb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bf0041"/>
    </style:style>
    <style:style style:name="ce8" style:family="table-cell" style:parent-style-name="Default">
      <style:table-cell-properties fo:background-color="#fff5ce"/>
    </style:style>
    <style:style style:name="ce9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LeafMeasurements" table:style-name="ta1">
        <table:table-column table:style-name="co1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eafID</text:p>
          </table:table-cell>
          <table:table-cell table:style-name="ce1" office:value-type="string" calcext:value-type="string">
            <text:p>SegmentID</text:p>
          </table:table-cell>
          <table:table-cell table:style-name="ce1" office:value-type="string" calcext:value-type="string">
            <text:p>Start_Width</text:p>
          </table:table-cell>
          <table:table-cell table:style-name="ce1" office:value-type="string" calcext:value-type="string">
            <text:p>End_Width</text:p>
          </table:table-cell>
          <table:table-cell table:style-name="ce1" office:value-type="string" calcext:value-type="string">
            <text:p>Average_Width</text:p>
          </table:table-cell>
          <table:table-cell table:style-name="ce1" office:value-type="string" calcext:value-type="string">
            <text:p>Area</text:p>
          </table:table-cell>
          <table:table-cell/>
          <table:table-cell table:style-name="ce5" office:value-type="string" calcext:value-type="string">
            <text:p>LeafID</text:p>
          </table:table-cell>
          <table:table-cell table:style-name="ce5" office:value-type="string" calcext:value-type="string">
            <text:p>Area</text:p>
          </table:table-cell>
          <table:table-cell/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Length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75" calcext:value-type="float">
            <text:p>1.375</text:p>
          </table:table-cell>
          <table:table-cell table:formula="of:=AVERAGE([.C2]; [.D2])" office:value-type="float" office:value="1.1875" calcext:value-type="float">
            <text:p>1.1875</text:p>
          </table:table-cell>
          <table:table-cell table:formula="of:=[.E2]*[.$L$2]" office:value-type="float" office:value="1.1875" calcext:value-type="float">
            <text:p>1.18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IF([.A1:.A37]; [.H2]; [.F1:.F37])" office:value-type="float" office:value="11.25" calcext:value-type="float">
            <text:p>11.2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75" calcext:value-type="float">
            <text:p>1.375</text:p>
          </table:table-cell>
          <table:table-cell office:value-type="float" office:value="1.625" calcext:value-type="float">
            <text:p>1.625</text:p>
          </table:table-cell>
          <table:table-cell table:formula="of:=AVERAGE([.C3]; [.D3])" office:value-type="float" office:value="1.5" calcext:value-type="float">
            <text:p>1.5</text:p>
          </table:table-cell>
          <table:table-cell table:formula="of:=[.E3]*[.$L$2]" office:value-type="float" office:value="1.5" calcext:value-type="float">
            <text:p>1.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SUMIF([.A2:.A38]; [.H3]; [.F2:.F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25" calcext:value-type="float">
            <text:p>1.625</text:p>
          </table:table-cell>
          <table:table-cell office:value-type="float" office:value="1.75" calcext:value-type="float">
            <text:p>1.75</text:p>
          </table:table-cell>
          <table:table-cell table:formula="of:=AVERAGE([.C4]; [.D4])" office:value-type="float" office:value="1.6875" calcext:value-type="float">
            <text:p>1.6875</text:p>
          </table:table-cell>
          <table:table-cell table:formula="of:=[.E4]*[.$L$2]" office:value-type="float" office:value="1.6875" calcext:value-type="float">
            <text:p>1.687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formula="of:=SUMIF([.A3:.A39]; [.H4]; [.F3:.F39])" office:value-type="float" office:value="15.63075" calcext:value-type="float">
            <text:p>15.630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1.8125" calcext:value-type="float">
            <text:p>1.8125</text:p>
          </table:table-cell>
          <table:table-cell table:formula="of:=AVERAGE([.C5]; [.D5])" office:value-type="float" office:value="1.78125" calcext:value-type="float">
            <text:p>1.78125</text:p>
          </table:table-cell>
          <table:table-cell table:formula="of:=[.E5]*[.$L$2]" office:value-type="float" office:value="1.78125" calcext:value-type="float">
            <text:p>1.7812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formula="of:=SUMIF([.A4:.A40]; [.H5]; [.F4:.F40])" office:value-type="float" office:value="15.21875" calcext:value-type="float">
            <text:p>15.218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8125" calcext:value-type="float">
            <text:p>1.8125</text:p>
          </table:table-cell>
          <table:table-cell office:value-type="float" office:value="1.5" calcext:value-type="float">
            <text:p>1.5</text:p>
          </table:table-cell>
          <table:table-cell table:formula="of:=AVERAGE([.C6]; [.D6])" office:value-type="float" office:value="1.65625" calcext:value-type="float">
            <text:p>1.65625</text:p>
          </table:table-cell>
          <table:table-cell table:formula="of:=[.E6]*[.$L$2]" office:value-type="float" office:value="1.65625" calcext:value-type="float">
            <text:p>1.656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AVERAGE([.C7]; [.D7])" office:value-type="float" office:value="1.5" calcext:value-type="float">
            <text:p>1.5</text:p>
          </table:table-cell>
          <table:table-cell table:formula="of:=[.E7]*[.$L$2]"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AVERAGE([.C8]; [.D8])" office:value-type="float" office:value="1.25" calcext:value-type="float">
            <text:p>1.25</text:p>
          </table:table-cell>
          <table:table-cell table:formula="of:=[.E8]*[.$L$2]" office:value-type="float" office:value="1.25" calcext:value-type="float">
            <text:p>1.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formula="of:=AVERAGE([.C9]; [.D9])" office:value-type="float" office:value="0.6875" calcext:value-type="float">
            <text:p>0.6875</text:p>
          </table:table-cell>
          <table:table-cell table:formula="of:=[.E9]*[.$L$2]" office:value-type="float" office:value="0.6875" calcext:value-type="float">
            <text:p>0.6875</text:p>
          </table:table-cell>
          <table:table-cell table:number-columns-repeated="6"/>
        </table:table-row>
        <table:table-row table:style-name="ro1">
          <table:table-cell table:style-name="ce4" table:number-columns-repeated="4"/>
          <table:table-cell table:style-name="ce13"/>
          <table:table-cell table:style-name="ce4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375" calcext:value-type="float">
            <text:p>0.9375</text:p>
          </table:table-cell>
          <table:table-cell office:value-type="float" office:value="1.25" calcext:value-type="float">
            <text:p>1.25</text:p>
          </table:table-cell>
          <table:table-cell table:formula="of:=AVERAGE([.C11]; [.D11])" office:value-type="float" office:value="1.09375" calcext:value-type="float">
            <text:p>1.09375</text:p>
          </table:table-cell>
          <table:table-cell table:formula="of:=[.E11]*[.$L$2]" office:value-type="float" office:value="1.09375" calcext:value-type="float">
            <text:p>1.09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625" calcext:value-type="float">
            <text:p>1.5625</text:p>
          </table:table-cell>
          <table:table-cell table:formula="of:=AVERAGE([.C12]; [.D12])" office:value-type="float" office:value="1.40625" calcext:value-type="float">
            <text:p>1.40625</text:p>
          </table:table-cell>
          <table:table-cell table:formula="of:=[.E12]*[.$L$2]" office:value-type="float" office:value="1.40625" calcext:value-type="float">
            <text:p>1.406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5625" calcext:value-type="float">
            <text:p>1.5625</text:p>
          </table:table-cell>
          <table:table-cell office:value-type="float" office:value="1.75" calcext:value-type="float">
            <text:p>1.75</text:p>
          </table:table-cell>
          <table:table-cell table:formula="of:=AVERAGE([.C13]; [.D13])" office:value-type="float" office:value="1.65625" calcext:value-type="float">
            <text:p>1.65625</text:p>
          </table:table-cell>
          <table:table-cell table:formula="of:=[.E13]*[.$L$2]" office:value-type="float" office:value="1.65625" calcext:value-type="float">
            <text:p>1.656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1.875" calcext:value-type="float">
            <text:p>1.875</text:p>
          </table:table-cell>
          <table:table-cell table:formula="of:=AVERAGE([.C14]; [.D14])" office:value-type="float" office:value="1.8125" calcext:value-type="float">
            <text:p>1.8125</text:p>
          </table:table-cell>
          <table:table-cell table:formula="of:=[.E14]*[.$L$2]" office:value-type="float" office:value="1.8125" calcext:value-type="float">
            <text:p>1.81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875" calcext:value-type="float">
            <text:p>1.875</text:p>
          </table:table-cell>
          <table:table-cell office:value-type="float" office:value="1.9375" calcext:value-type="float">
            <text:p>1.9375</text:p>
          </table:table-cell>
          <table:table-cell table:formula="of:=AVERAGE([.C15]; [.D15])" office:value-type="float" office:value="1.90625" calcext:value-type="float">
            <text:p>1.90625</text:p>
          </table:table-cell>
          <table:table-cell table:formula="of:=[.E15]*[.$L$2]" office:value-type="float" office:value="1.90625" calcext:value-type="float">
            <text:p>1.906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9365" calcext:value-type="float">
            <text:p>1.9365</text:p>
          </table:table-cell>
          <table:table-cell office:value-type="float" office:value="1.975" calcext:value-type="float">
            <text:p>1.975</text:p>
          </table:table-cell>
          <table:table-cell table:formula="of:=AVERAGE([.C16]; [.D16])" office:value-type="float" office:value="1.95575" calcext:value-type="float">
            <text:p>1.95575</text:p>
          </table:table-cell>
          <table:table-cell table:formula="of:=[.E16]*[.$L$2]" office:value-type="float" office:value="1.95575" calcext:value-type="float">
            <text:p>1.955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975" calcext:value-type="float">
            <text:p>1.975</text:p>
          </table:table-cell>
          <table:table-cell office:value-type="float" office:value="1.75" calcext:value-type="float">
            <text:p>1.75</text:p>
          </table:table-cell>
          <table:table-cell table:formula="of:=AVERAGE([.C17]; [.D17])" office:value-type="float" office:value="1.8625" calcext:value-type="float">
            <text:p>1.8625</text:p>
          </table:table-cell>
          <table:table-cell table:formula="of:=[.E17]*[.$L$2]" office:value-type="float" office:value="1.8625" calcext:value-type="float">
            <text:p>1.86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formula="of:=AVERAGE([.C18]; [.D18])" office:value-type="float" office:value="1.625" calcext:value-type="float">
            <text:p>1.625</text:p>
          </table:table-cell>
          <table:table-cell table:formula="of:=[.E18]*[.$L$2]" office:value-type="float" office:value="1.625" calcext:value-type="float">
            <text:p>1.6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table:formula="of:=AVERAGE([.C19]; [.D19])" office:value-type="float" office:value="1.375" calcext:value-type="float">
            <text:p>1.375</text:p>
          </table:table-cell>
          <table:table-cell table:formula="of:=[.E19]*[.$L$2]" office:value-type="float" office:value="1.375" calcext:value-type="float">
            <text:p>1.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375" calcext:value-type="float">
            <text:p>0.4375</text:p>
          </table:table-cell>
          <table:table-cell table:formula="of:=AVERAGE([.C20]; [.D20])" office:value-type="float" office:value="0.71875" calcext:value-type="float">
            <text:p>0.71875</text:p>
          </table:table-cell>
          <table:table-cell table:formula="of:=[.E20]*[.$L$2]" office:value-type="float" office:value="0.71875" calcext:value-type="float">
            <text:p>0.718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table:formula="of:=AVERAGE([.C21]; [.D21])" office:value-type="float" office:value="0.21875" calcext:value-type="float">
            <text:p>0.21875</text:p>
          </table:table-cell>
          <table:table-cell table:formula="of:=[.E21]*[.$L$2]" office:value-type="float" office:value="0.21875" calcext:value-type="float">
            <text:p>0.21875</text:p>
          </table:table-cell>
          <table:table-cell table:number-columns-repeated="6"/>
        </table:table-row>
        <table:table-row table:style-name="ro1">
          <table:table-cell table:style-name="ce4" table:number-columns-repeated="6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table:formula="of:=AVERAGE([.C23]; [.D23])" office:value-type="float" office:value="1.375" calcext:value-type="float">
            <text:p>1.375</text:p>
          </table:table-cell>
          <table:table-cell table:formula="of:=[.E23]*[.$L$2]" office:value-type="float" office:value="1.375" calcext:value-type="float">
            <text:p>1.3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table:formula="of:=AVERAGE([.C24]; [.D24])" office:value-type="float" office:value="1.625" calcext:value-type="float">
            <text:p>1.625</text:p>
          </table:table-cell>
          <table:table-cell table:formula="of:=[.E24]*[.$L$2]" office:value-type="float" office:value="1.625" calcext:value-type="float">
            <text:p>1.62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formula="of:=AVERAGE([.C25]; [.D25])" office:value-type="float" office:value="1.875" calcext:value-type="float">
            <text:p>1.875</text:p>
          </table:table-cell>
          <table:table-cell table:formula="of:=[.E25]*[.$L$2]" office:value-type="float" office:value="1.875" calcext:value-type="float">
            <text:p>1.87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C26]; [.D26])" office:value-type="float" office:value="2" calcext:value-type="float">
            <text:p>2</text:p>
          </table:table-cell>
          <table:table-cell table:formula="of:=[.E26]*[.$L$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formula="of:=AVERAGE([.C27]; [.D27])" office:value-type="float" office:value="2" calcext:value-type="float">
            <text:p>2</text:p>
          </table:table-cell>
          <table:table-cell table:formula="of:=[.E27]*[.$L$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875" calcext:value-type="float">
            <text:p>1.875</text:p>
          </table:table-cell>
          <table:table-cell table:formula="of:=AVERAGE([.C28]; [.D28])" office:value-type="float" office:value="1.9375" calcext:value-type="float">
            <text:p>1.9375</text:p>
          </table:table-cell>
          <table:table-cell table:formula="of:=[.E28]*[.$L$2]" office:value-type="float" office:value="1.9375" calcext:value-type="float">
            <text:p>1.93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875" calcext:value-type="float">
            <text:p>1.875</text:p>
          </table:table-cell>
          <table:table-cell office:value-type="float" office:value="1.5" calcext:value-type="float">
            <text:p>1.5</text:p>
          </table:table-cell>
          <table:table-cell table:formula="of:=AVERAGE([.C29]; [.D29])" office:value-type="float" office:value="1.6875" calcext:value-type="float">
            <text:p>1.6875</text:p>
          </table:table-cell>
          <table:table-cell table:formula="of:=[.E29]*[.$L$2]" office:value-type="float" office:value="1.6875" calcext:value-type="float">
            <text:p>1.68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.1875" calcext:value-type="float">
            <text:p>1.1875</text:p>
          </table:table-cell>
          <table:table-cell table:formula="of:=AVERAGE([.C30]; [.D30])" office:value-type="float" office:value="1.34375" calcext:value-type="float">
            <text:p>1.34375</text:p>
          </table:table-cell>
          <table:table-cell table:formula="of:=[.E30]*[.$L$2]" office:value-type="float" office:value="1.34375" calcext:value-type="float">
            <text:p>1.343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1875" calcext:value-type="float">
            <text:p>1.1875</text:p>
          </table:table-cell>
          <table:table-cell office:value-type="float" office:value="0.6875" calcext:value-type="float">
            <text:p>0.6875</text:p>
          </table:table-cell>
          <table:table-cell table:formula="of:=AVERAGE([.C31]; [.D31])" office:value-type="float" office:value="0.9375" calcext:value-type="float">
            <text:p>0.9375</text:p>
          </table:table-cell>
          <table:table-cell table:formula="of:=[.E31]*[.$L$2]"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1875" calcext:value-type="float">
            <text:p>0.1875</text:p>
          </table:table-cell>
          <table:table-cell table:formula="of:=AVERAGE([.C32]; [.D32])" office:value-type="float" office:value="0.4375" calcext:value-type="float">
            <text:p>0.4375</text:p>
          </table:table-cell>
          <table:table-cell table:formula="of:=[.E32]*[.$L$2]" office:value-type="float" office:value="0.4375" calcext:value-type="float">
            <text:p>0.437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efoliationTest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style-name="ce7" office:value-type="string" calcext:value-type="string">
            <text:p>LeafID</text:p>
          </table:table-cell>
          <table:table-cell table:style-name="ce7" office:value-type="string" calcext:value-type="string">
            <text:p>DefoID</text:p>
          </table:table-cell>
          <table:table-cell table:style-name="ce7" office:value-type="string" calcext:value-type="string">
            <text:p>Defo_Percent</text:p>
          </table:table-cell>
          <table:table-cell table:style-name="ce7" office:value-type="string" calcext:value-type="string">
            <text:p>Original_Area</text:p>
          </table:table-cell>
          <table:table-cell table:style-name="ce7" office:value-type="string" calcext:value-type="string">
            <text:p>Defo_Area</text:p>
          </table:table-cell>
          <table:table-cell table:style-name="ce7" office:value-type="string" calcext:value-type="string">
            <text:p>New_Calculated_Area</text:p>
          </table:table-cell>
          <table:table-cell table:style-name="ce7" office:value-type="string" calcext:value-type="string">
            <text:p>Area_Pdiff</text:p>
          </table:table-cell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ERROR(VLOOKUP([.A2]; [LeafMeasurements.$H$2:.$I$100]; 2; 0); &quot;&quot;)" office:value-type="float" office:value="15.63075" calcext:value-type="float">
            <text:p>15.63075</text:p>
          </table:table-cell>
          <table:table-cell table:formula="of:==IFERROR([.D2] * (100 - [.C2]) / 100; &quot;&quot;)" office:value-type="float" office:value="15.63075" calcext:value-type="float">
            <text:p>15.63075</text:p>
          </table:table-cell>
          <table:table-cell office:value-type="float" office:value="13.3182" calcext:value-type="float">
            <text:p>13.3182</text:p>
          </table:table-cell>
          <table:table-cell table:formula="of:==IFERROR(ABS([.$E2] - [.$F2]) / (([.$E2] + [.$F2])/2) * 100; &quot;&quot;)" office:value-type="float" office:value="15.9767452705539" calcext:value-type="float">
            <text:p>15.9767452705539</text:p>
          </table:table-cell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VLOOKUP([.A3]; [LeafMeasurements.$H$2:.$I$100]; 2; 0); &quot;&quot;)" office:value-type="float" office:value="15.63075" calcext:value-type="float">
            <text:p>15.63075</text:p>
          </table:table-cell>
          <table:table-cell table:formula="of:==IFERROR([.D3] * (100 - [.C3]) / 100; &quot;&quot;)" office:value-type="float" office:value="15.63075" calcext:value-type="float">
            <text:p>15.63075</text:p>
          </table:table-cell>
          <table:table-cell office:value-type="float" office:value="13.9148" calcext:value-type="float">
            <text:p>13.9148</text:p>
          </table:table-cell>
          <table:table-cell table:formula="of:==IFERROR(ABS([.$E3] - [.$F3]) / (([.$E3] + [.$F3])/2) * 100; &quot;&quot;)" office:value-type="float" office:value="11.6156240110609" calcext:value-type="float">
            <text:p>11.6156240110609</text:p>
          </table:table-cell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ERROR(VLOOKUP([.A4]; [LeafMeasurements.$H$2:.$I$100]; 2; 0); &quot;&quot;)" office:value-type="float" office:value="15.63075" calcext:value-type="float">
            <text:p>15.63075</text:p>
          </table:table-cell>
          <table:table-cell table:formula="of:==IFERROR([.D4] * (100 - [.C4]) / 100; &quot;&quot;)" office:value-type="float" office:value="15.63075" calcext:value-type="float">
            <text:p>15.63075</text:p>
          </table:table-cell>
          <table:table-cell office:value-type="float" office:value="14.652" calcext:value-type="float">
            <text:p>14.652</text:p>
          </table:table-cell>
          <table:table-cell table:formula="of:==IFERROR(ABS([.$E4] - [.$F4]) / (([.$E4] + [.$F4])/2) * 100; &quot;&quot;)" office:value-type="float" office:value="6.4640760829185" calcext:value-type="float">
            <text:p>6.4640760829185</text:p>
          </table:table-cell>
          <table:table-cell table:number-columns-repeated="3"/>
        </table:table-row>
        <table:table-row table:style-name="ro1">
          <table:table-cell table:style-name="ce19" table:number-columns-repeated="7"/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IFERROR(VLOOKUP([.A6]; [LeafMeasurements.$H$2:.$I$100]; 2; 0); &quot;&quot;)" office:value-type="float" office:value="15.21875" calcext:value-type="float">
            <text:p>15.21875</text:p>
          </table:table-cell>
          <table:table-cell table:style-name="ce20" table:formula="of:==IFERROR([.D6] * (100 - [.C6]) / 100; &quot;&quot;)" office:value-type="float" office:value="15.21875" calcext:value-type="float">
            <text:p>15.21875</text:p>
          </table:table-cell>
          <table:table-cell office:value-type="float" office:value="12.0924" calcext:value-type="float">
            <text:p>12.0924</text:p>
          </table:table-cell>
          <table:table-cell table:style-name="ce20" table:formula="of:==IFERROR(ABS([.$E6] - [.$F6]) / (([.$E6] + [.$F6])/2) * 100; &quot;&quot;)" office:value-type="float" office:value="22.8943123962191" calcext:value-type="float">
            <text:p>22.8943123962191</text:p>
          </table:table-cell>
          <table:table-cell table:style-name="ce21" office:value-type="string" calcext:value-type="string">
            <text:p>Flipped 180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IFERROR(VLOOKUP([.A7]; [LeafMeasurements.$H$2:.$I$100]; 2; 0); &quot;&quot;)" office:value-type="float" office:value="15.21875" calcext:value-type="float">
            <text:p>15.21875</text:p>
          </table:table-cell>
          <table:table-cell table:style-name="ce20" table:formula="of:==IFERROR([.D7] * (100 - [.C7]) / 100; &quot;&quot;)" office:value-type="float" office:value="15.21875" calcext:value-type="float">
            <text:p>15.21875</text:p>
          </table:table-cell>
          <table:table-cell office:value-type="float" office:value="13.6788" calcext:value-type="float">
            <text:p>13.6788</text:p>
          </table:table-cell>
          <table:table-cell table:style-name="ce20" table:formula="of:==IFERROR(ABS([.$E7] - [.$F7]) / (([.$E7] + [.$F7])/2) * 100; &quot;&quot;)" office:value-type="float" office:value="10.6579969582196" calcext:value-type="float">
            <text:p>10.6579969582196</text:p>
          </table:table-cell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table:formula="of:=IFERROR(VLOOKUP([.A8]; [LeafMeasurements.$H$2:.$I$100]; 2; 0); &quot;&quot;)" office:value-type="float" office:value="15.21875" calcext:value-type="float">
            <text:p>15.21875</text:p>
          </table:table-cell>
          <table:table-cell table:style-name="ce20" table:formula="of:==IFERROR([.D8] * (100 - [.C8]) / 100; &quot;&quot;)" office:value-type="float" office:value="15.21875" calcext:value-type="float">
            <text:p>15.21875</text:p>
          </table:table-cell>
          <table:table-cell/>
          <table:table-cell table:style-name="ce20" table:formula="of:==IFERROR(ABS([.$E8] - [.$F8]) / (([.$E8] + [.$F8])/2) * 100; &quot;&quot;)" office:value-type="float" office:value="200" calcext:value-type="float">
            <text:p>200</text:p>
          </table:table-cell>
          <table:table-cell table:style-name="ce21" office:value-type="string" calcext:value-type="string">
            <text:p>Flipped 180</text:p>
          </table:table-cell>
          <table:table-cell/>
          <table:table-cell office:value-type="string" calcext:value-type="string">
            <text:p>* When flips movement is negative and is not recorded. Find a way to detect what direction leaf is moving</text:p>
          </table:table-cell>
        </table:table-row>
        <table:table-row table:style-name="ro1">
          <table:table-cell table:number-columns-repeated="3"/>
          <table:table-cell table:formula="of:=IFERROR(VLOOKUP([.A9]; [LeafMeasurements.$H$2:.$I$100]; 2; 0); &quot;&quot;)">
            <text:p/>
          </table:table-cell>
          <table:table-cell table:formula="of:==IFERROR([.D9] * (100 - [.C9]) / 100; &quot;&quot;)">
            <text:p/>
          </table:table-cell>
          <table:table-cell/>
          <table:table-cell table:formula="of:==IFERROR(ABS([.$E9] - [.$F9]) / (([.$E9] + [.$F9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0]; [LeafMeasurements.$H$2:.$I$100]; 2; 0); &quot;&quot;)">
            <text:p/>
          </table:table-cell>
          <table:table-cell table:formula="of:==IFERROR([.D10] * (100 - [.C10]) / 100; &quot;&quot;)">
            <text:p/>
          </table:table-cell>
          <table:table-cell/>
          <table:table-cell table:formula="of:==IFERROR(ABS([.$E10] - [.$F10]) / (([.$E10] + [.$F10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1]; [LeafMeasurements.$H$2:.$I$100]; 2; 0); &quot;&quot;)">
            <text:p/>
          </table:table-cell>
          <table:table-cell table:formula="of:==IFERROR([.D11] * (100 - [.C11]) / 100; &quot;&quot;)">
            <text:p/>
          </table:table-cell>
          <table:table-cell/>
          <table:table-cell table:formula="of:==IFERROR(ABS([.$E11] - [.$F11]) / (([.$E11] + [.$F11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2]; [LeafMeasurements.$H$2:.$I$100]; 2; 0); &quot;&quot;)">
            <text:p/>
          </table:table-cell>
          <table:table-cell table:formula="of:==IFERROR([.D12] * (100 - [.C12]) / 100; &quot;&quot;)">
            <text:p/>
          </table:table-cell>
          <table:table-cell/>
          <table:table-cell table:formula="of:==IFERROR(ABS([.$E12] - [.$F12]) / (([.$E12] + [.$F12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3]; [LeafMeasurements.$H$2:.$I$100]; 2; 0); &quot;&quot;)">
            <text:p/>
          </table:table-cell>
          <table:table-cell table:formula="of:==IFERROR([.D13] * (100 - [.C13]) / 100; &quot;&quot;)">
            <text:p/>
          </table:table-cell>
          <table:table-cell/>
          <table:table-cell table:formula="of:==IFERROR(ABS([.$E13] - [.$F13]) / (([.$E13] + [.$F13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4]; [LeafMeasurements.$H$2:.$I$100]; 2; 0); &quot;&quot;)">
            <text:p/>
          </table:table-cell>
          <table:table-cell table:formula="of:==IFERROR([.D14] * (100 - [.C14]) / 100; &quot;&quot;)">
            <text:p/>
          </table:table-cell>
          <table:table-cell/>
          <table:table-cell table:formula="of:==IFERROR(ABS([.$E14] - [.$F14]) / (([.$E14] + [.$F14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5]; [LeafMeasurements.$H$2:.$I$100]; 2; 0); &quot;&quot;)">
            <text:p/>
          </table:table-cell>
          <table:table-cell table:formula="of:==IFERROR([.D15] * (100 - [.C15]) / 100; &quot;&quot;)">
            <text:p/>
          </table:table-cell>
          <table:table-cell/>
          <table:table-cell table:formula="of:==IFERROR(ABS([.$E15] - [.$F15]) / (([.$E15] + [.$F15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6]; [LeafMeasurements.$H$2:.$I$100]; 2; 0); &quot;&quot;)">
            <text:p/>
          </table:table-cell>
          <table:table-cell table:formula="of:==IFERROR([.D16] * (100 - [.C16]) / 100; &quot;&quot;)">
            <text:p/>
          </table:table-cell>
          <table:table-cell/>
          <table:table-cell table:formula="of:==IFERROR(ABS([.$E16] - [.$F16]) / (([.$E16] + [.$F16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7]; [LeafMeasurements.$H$2:.$I$100]; 2; 0); &quot;&quot;)">
            <text:p/>
          </table:table-cell>
          <table:table-cell table:formula="of:==IFERROR([.D17] * (100 - [.C17]) / 100; &quot;&quot;)">
            <text:p/>
          </table:table-cell>
          <table:table-cell/>
          <table:table-cell table:formula="of:==IFERROR(ABS([.$E17] - [.$F17]) / (([.$E17] + [.$F17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8]; [LeafMeasurements.$H$2:.$I$100]; 2; 0); &quot;&quot;)">
            <text:p/>
          </table:table-cell>
          <table:table-cell table:formula="of:==IFERROR([.D18] * (100 - [.C18]) / 100; &quot;&quot;)">
            <text:p/>
          </table:table-cell>
          <table:table-cell/>
          <table:table-cell table:formula="of:==IFERROR(ABS([.$E18] - [.$F18]) / (([.$E18] + [.$F18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9]; [LeafMeasurements.$H$2:.$I$100]; 2; 0); &quot;&quot;)">
            <text:p/>
          </table:table-cell>
          <table:table-cell table:formula="of:==IFERROR([.D19] * (100 - [.C19]) / 100; &quot;&quot;)">
            <text:p/>
          </table:table-cell>
          <table:table-cell/>
          <table:table-cell table:formula="of:==IFERROR(ABS([.$E19] - [.$F19]) / (([.$E19] + [.$F19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20]; [LeafMeasurements.$H$2:.$I$100]; 2; 0); &quot;&quot;)">
            <text:p/>
          </table:table-cell>
          <table:table-cell table:formula="of:==IFERROR([.D20] * (100 - [.C20]) / 100; &quot;&quot;)">
            <text:p/>
          </table:table-cell>
          <table:table-cell/>
          <table:table-cell table:formula="of:==IFERROR(ABS([.$E20] - [.$F20]) / (([.$E20] + [.$F20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21]; [LeafMeasurements.$H$2:.$I$100]; 2; 0); &quot;&quot;)">
            <text:p/>
          </table:table-cell>
          <table:table-cell table:formula="of:==IFERROR([.D21] * (100 - [.C21]) / 100; &quot;&quot;)">
            <text:p/>
          </table:table-cell>
          <table:table-cell/>
          <table:table-cell table:formula="of:==IFERROR(ABS([.$E21] - [.$F21]) / (([.$E21] + [.$F21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22]; [LeafMeasurements.$H$2:.$I$100]; 2; 0); &quot;&quot;)">
            <text:p/>
          </table:table-cell>
          <table:table-cell table:formula="of:==IFERROR([.D22] * (100 - [.C22]) / 100; &quot;&quot;)">
            <text:p/>
          </table:table-cell>
          <table:table-cell/>
          <table:table-cell table:formula="of:==IFERROR(ABS([.$E22] - [.$F22]) / (([.$E22] + [.$F22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23]; [LeafMeasurements.$H$2:.$I$100]; 2; 0); &quot;&quot;)">
            <text:p/>
          </table:table-cell>
          <table:table-cell table:formula="of:==IFERROR([.D23] * (100 - [.C23]) / 100; &quot;&quot;)">
            <text:p/>
          </table:table-cell>
          <table:table-cell/>
          <table:table-cell table:formula="of:==IFERROR(ABS([.$E23] - [.$F23]) / (([.$E23] + [.$F23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24]; [LeafMeasurements.$H$2:.$I$100]; 2; 0); &quot;&quot;)">
            <text:p/>
          </table:table-cell>
          <table:table-cell table:formula="of:==IFERROR([.D24] * (100 - [.C24]) / 100; &quot;&quot;)">
            <text:p/>
          </table:table-cell>
          <table:table-cell/>
          <table:table-cell table:formula="of:==IFERROR(ABS([.$E24] - [.$F24]) / (([.$E24] + [.$F24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25]; [LeafMeasurements.$H$2:.$I$100]; 2; 0); &quot;&quot;)">
            <text:p/>
          </table:table-cell>
          <table:table-cell table:formula="of:==IFERROR([.D25] * (100 - [.C25]) / 100; &quot;&quot;)">
            <text:p/>
          </table:table-cell>
          <table:table-cell/>
          <table:table-cell table:formula="of:==IFERROR(ABS([.$E25] - [.$F25]) / (([.$E25] + [.$F25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26]; [LeafMeasurements.$H$2:.$I$100]; 2; 0); &quot;&quot;)">
            <text:p/>
          </table:table-cell>
          <table:table-cell table:formula="of:==IFERROR([.D26] * (100 - [.C26]) / 100; &quot;&quot;)">
            <text:p/>
          </table:table-cell>
          <table:table-cell/>
          <table:table-cell table:formula="of:==IFERROR(ABS([.$E26] - [.$F26]) / (([.$E26] + [.$F26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27]; [LeafMeasurements.$H$2:.$I$100]; 2; 0); &quot;&quot;)">
            <text:p/>
          </table:table-cell>
          <table:table-cell table:formula="of:==IFERROR([.D27] * (100 - [.C27]) / 100; &quot;&quot;)">
            <text:p/>
          </table:table-cell>
          <table:table-cell/>
          <table:table-cell table:formula="of:==IFERROR(ABS([.$E27] - [.$F27]) / (([.$E27] + [.$F27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28]; [LeafMeasurements.$H$2:.$I$100]; 2; 0); &quot;&quot;)">
            <text:p/>
          </table:table-cell>
          <table:table-cell table:formula="of:==IFERROR([.D28] * (100 - [.C28]) / 100; &quot;&quot;)">
            <text:p/>
          </table:table-cell>
          <table:table-cell/>
          <table:table-cell table:formula="of:==IFERROR(ABS([.$E28] - [.$F28]) / (([.$E28] + [.$F28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29]; [LeafMeasurements.$H$2:.$I$100]; 2; 0); &quot;&quot;)">
            <text:p/>
          </table:table-cell>
          <table:table-cell table:formula="of:==IFERROR([.D29] * (100 - [.C29]) / 100; &quot;&quot;)">
            <text:p/>
          </table:table-cell>
          <table:table-cell/>
          <table:table-cell table:formula="of:==IFERROR(ABS([.$E29] - [.$F29]) / (([.$E29] + [.$F29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30]; [LeafMeasurements.$H$2:.$I$100]; 2; 0); &quot;&quot;)">
            <text:p/>
          </table:table-cell>
          <table:table-cell table:formula="of:==IFERROR([.D30] * (100 - [.C30]) / 100; &quot;&quot;)">
            <text:p/>
          </table:table-cell>
          <table:table-cell/>
          <table:table-cell table:formula="of:==IFERROR(ABS([.$E30] - [.$F30]) / (([.$E30] + [.$F30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31]; [LeafMeasurements.$H$2:.$I$100]; 2; 0); &quot;&quot;)">
            <text:p/>
          </table:table-cell>
          <table:table-cell table:formula="of:==IFERROR([.D31] * (100 - [.C31]) / 100; &quot;&quot;)">
            <text:p/>
          </table:table-cell>
          <table:table-cell/>
          <table:table-cell table:formula="of:==IFERROR(ABS([.$E31] - [.$F31]) / (([.$E31] + [.$F31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32]; [LeafMeasurements.$H$2:.$I$100]; 2; 0); &quot;&quot;)">
            <text:p/>
          </table:table-cell>
          <table:table-cell table:formula="of:==IFERROR([.D32] * (100 - [.C32]) / 100; &quot;&quot;)">
            <text:p/>
          </table:table-cell>
          <table:table-cell/>
          <table:table-cell table:formula="of:==IFERROR(ABS([.$E32] - [.$F32]) / (([.$E32] + [.$F32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33]; [LeafMeasurements.$H$2:.$I$100]; 2; 0); &quot;&quot;)">
            <text:p/>
          </table:table-cell>
          <table:table-cell table:formula="of:==IFERROR([.D33] * (100 - [.C33]) / 100; &quot;&quot;)">
            <text:p/>
          </table:table-cell>
          <table:table-cell/>
          <table:table-cell table:formula="of:==IFERROR(ABS([.$E33] - [.$F33]) / (([.$E33] + [.$F33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34]; [LeafMeasurements.$H$2:.$I$100]; 2; 0); &quot;&quot;)">
            <text:p/>
          </table:table-cell>
          <table:table-cell table:formula="of:==IFERROR([.D34] * (100 - [.C34]) / 100; &quot;&quot;)">
            <text:p/>
          </table:table-cell>
          <table:table-cell/>
          <table:table-cell table:formula="of:==IFERROR(ABS([.$E34] - [.$F34]) / (([.$E34] + [.$F34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35]; [LeafMeasurements.$H$2:.$I$100]; 2; 0); &quot;&quot;)">
            <text:p/>
          </table:table-cell>
          <table:table-cell table:formula="of:==IFERROR([.D35] * (100 - [.C35]) / 100; &quot;&quot;)">
            <text:p/>
          </table:table-cell>
          <table:table-cell/>
          <table:table-cell table:formula="of:==IFERROR(ABS([.$E35] - [.$F35]) / (([.$E35] + [.$F35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36]; [LeafMeasurements.$H$2:.$I$100]; 2; 0); &quot;&quot;)">
            <text:p/>
          </table:table-cell>
          <table:table-cell table:formula="of:==IFERROR([.D36] * (100 - [.C36]) / 100; &quot;&quot;)">
            <text:p/>
          </table:table-cell>
          <table:table-cell/>
          <table:table-cell table:formula="of:==IFERROR(ABS([.$E36] - [.$F36]) / (([.$E36] + [.$F36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37]; [LeafMeasurements.$H$2:.$I$100]; 2; 0); &quot;&quot;)">
            <text:p/>
          </table:table-cell>
          <table:table-cell table:formula="of:==IFERROR([.D37] * (100 - [.C37]) / 100; &quot;&quot;)">
            <text:p/>
          </table:table-cell>
          <table:table-cell/>
          <table:table-cell table:formula="of:==IFERROR(ABS([.$E37] - [.$F37]) / (([.$E37] + [.$F37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38]; [LeafMeasurements.$H$2:.$I$100]; 2; 0); &quot;&quot;)">
            <text:p/>
          </table:table-cell>
          <table:table-cell table:formula="of:==IFERROR([.D38] * (100 - [.C38]) / 100; &quot;&quot;)">
            <text:p/>
          </table:table-cell>
          <table:table-cell/>
          <table:table-cell table:formula="of:==IFERROR(ABS([.$E38] - [.$F38]) / (([.$E38] + [.$F38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39]; [LeafMeasurements.$H$2:.$I$100]; 2; 0); &quot;&quot;)">
            <text:p/>
          </table:table-cell>
          <table:table-cell table:formula="of:==IFERROR([.D39] * (100 - [.C39]) / 100; &quot;&quot;)">
            <text:p/>
          </table:table-cell>
          <table:table-cell/>
          <table:table-cell table:formula="of:==IFERROR(ABS([.$E39] - [.$F39]) / (([.$E39] + [.$F39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40]; [LeafMeasurements.$H$2:.$I$100]; 2; 0); &quot;&quot;)">
            <text:p/>
          </table:table-cell>
          <table:table-cell table:formula="of:==IFERROR([.D40] * (100 - [.C40]) / 100; &quot;&quot;)">
            <text:p/>
          </table:table-cell>
          <table:table-cell/>
          <table:table-cell table:formula="of:==IFERROR(ABS([.$E40] - [.$F40]) / (([.$E40] + [.$F40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41]; [LeafMeasurements.$H$2:.$I$100]; 2; 0); &quot;&quot;)">
            <text:p/>
          </table:table-cell>
          <table:table-cell table:formula="of:==IFERROR([.D41] * (100 - [.C41]) / 100; &quot;&quot;)">
            <text:p/>
          </table:table-cell>
          <table:table-cell/>
          <table:table-cell table:formula="of:==IFERROR(ABS([.$E41] - [.$F41]) / (([.$E41] + [.$F41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42]; [LeafMeasurements.$H$2:.$I$100]; 2; 0); &quot;&quot;)">
            <text:p/>
          </table:table-cell>
          <table:table-cell table:formula="of:==IFERROR([.D42] * (100 - [.C42]) / 100; &quot;&quot;)">
            <text:p/>
          </table:table-cell>
          <table:table-cell/>
          <table:table-cell table:formula="of:==IFERROR(ABS([.$E42] - [.$F42]) / (([.$E42] + [.$F42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43]; [LeafMeasurements.$H$2:.$I$100]; 2; 0); &quot;&quot;)">
            <text:p/>
          </table:table-cell>
          <table:table-cell table:formula="of:==IFERROR([.D43] * (100 - [.C43]) / 100; &quot;&quot;)">
            <text:p/>
          </table:table-cell>
          <table:table-cell/>
          <table:table-cell table:formula="of:==IFERROR(ABS([.$E43] - [.$F43]) / (([.$E43] + [.$F43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44]; [LeafMeasurements.$H$2:.$I$100]; 2; 0); &quot;&quot;)">
            <text:p/>
          </table:table-cell>
          <table:table-cell table:formula="of:==IFERROR([.D44] * (100 - [.C44]) / 100; &quot;&quot;)">
            <text:p/>
          </table:table-cell>
          <table:table-cell/>
          <table:table-cell table:formula="of:==IFERROR(ABS([.$E44] - [.$F44]) / (([.$E44] + [.$F44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45]; [LeafMeasurements.$H$2:.$I$100]; 2; 0); &quot;&quot;)">
            <text:p/>
          </table:table-cell>
          <table:table-cell table:formula="of:==IFERROR([.D45] * (100 - [.C45]) / 100; &quot;&quot;)">
            <text:p/>
          </table:table-cell>
          <table:table-cell/>
          <table:table-cell table:formula="of:==IFERROR(ABS([.$E45] - [.$F45]) / (([.$E45] + [.$F45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46]; [LeafMeasurements.$H$2:.$I$100]; 2; 0); &quot;&quot;)">
            <text:p/>
          </table:table-cell>
          <table:table-cell table:formula="of:==IFERROR([.D46] * (100 - [.C46]) / 100; &quot;&quot;)">
            <text:p/>
          </table:table-cell>
          <table:table-cell/>
          <table:table-cell table:formula="of:==IFERROR(ABS([.$E46] - [.$F46]) / (([.$E46] + [.$F46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47]; [LeafMeasurements.$H$2:.$I$100]; 2; 0); &quot;&quot;)">
            <text:p/>
          </table:table-cell>
          <table:table-cell table:formula="of:==IFERROR([.D47] * (100 - [.C47]) / 100; &quot;&quot;)">
            <text:p/>
          </table:table-cell>
          <table:table-cell/>
          <table:table-cell table:formula="of:==IFERROR(ABS([.$E47] - [.$F47]) / (([.$E47] + [.$F47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48]; [LeafMeasurements.$H$2:.$I$100]; 2; 0); &quot;&quot;)">
            <text:p/>
          </table:table-cell>
          <table:table-cell table:formula="of:==IFERROR([.D48] * (100 - [.C48]) / 100; &quot;&quot;)">
            <text:p/>
          </table:table-cell>
          <table:table-cell/>
          <table:table-cell table:formula="of:==IFERROR(ABS([.$E48] - [.$F48]) / (([.$E48] + [.$F48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49]; [LeafMeasurements.$H$2:.$I$100]; 2; 0); &quot;&quot;)">
            <text:p/>
          </table:table-cell>
          <table:table-cell table:formula="of:==IFERROR([.D49] * (100 - [.C49]) / 100; &quot;&quot;)">
            <text:p/>
          </table:table-cell>
          <table:table-cell/>
          <table:table-cell table:formula="of:==IFERROR(ABS([.$E49] - [.$F49]) / (([.$E49] + [.$F49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50]; [LeafMeasurements.$H$2:.$I$100]; 2; 0); &quot;&quot;)">
            <text:p/>
          </table:table-cell>
          <table:table-cell table:formula="of:==IFERROR([.D50] * (100 - [.C50]) / 100; &quot;&quot;)">
            <text:p/>
          </table:table-cell>
          <table:table-cell/>
          <table:table-cell table:formula="of:==IFERROR(ABS([.$E50] - [.$F50]) / (([.$E50] + [.$F50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51]; [LeafMeasurements.$H$2:.$I$100]; 2; 0); &quot;&quot;)">
            <text:p/>
          </table:table-cell>
          <table:table-cell table:formula="of:==IFERROR([.D51] * (100 - [.C51]) / 100; &quot;&quot;)">
            <text:p/>
          </table:table-cell>
          <table:table-cell/>
          <table:table-cell table:formula="of:==IFERROR(ABS([.$E51] - [.$F51]) / (([.$E51] + [.$F51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52]; [LeafMeasurements.$H$2:.$I$100]; 2; 0); &quot;&quot;)">
            <text:p/>
          </table:table-cell>
          <table:table-cell table:formula="of:==IFERROR([.D52] * (100 - [.C52]) / 100; &quot;&quot;)">
            <text:p/>
          </table:table-cell>
          <table:table-cell/>
          <table:table-cell table:formula="of:==IFERROR(ABS([.$E52] - [.$F52]) / (([.$E52] + [.$F52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53]; [LeafMeasurements.$H$2:.$I$100]; 2; 0); &quot;&quot;)">
            <text:p/>
          </table:table-cell>
          <table:table-cell table:formula="of:==IFERROR([.D53] * (100 - [.C53]) / 100; &quot;&quot;)">
            <text:p/>
          </table:table-cell>
          <table:table-cell/>
          <table:table-cell table:formula="of:==IFERROR(ABS([.$E53] - [.$F53]) / (([.$E53] + [.$F53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54]; [LeafMeasurements.$H$2:.$I$100]; 2; 0); &quot;&quot;)">
            <text:p/>
          </table:table-cell>
          <table:table-cell table:formula="of:==IFERROR([.D54] * (100 - [.C54]) / 100; &quot;&quot;)">
            <text:p/>
          </table:table-cell>
          <table:table-cell/>
          <table:table-cell table:formula="of:==IFERROR(ABS([.$E54] - [.$F54]) / (([.$E54] + [.$F54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55]; [LeafMeasurements.$H$2:.$I$100]; 2; 0); &quot;&quot;)">
            <text:p/>
          </table:table-cell>
          <table:table-cell table:formula="of:==IFERROR([.D55] * (100 - [.C55]) / 100; &quot;&quot;)">
            <text:p/>
          </table:table-cell>
          <table:table-cell/>
          <table:table-cell table:formula="of:==IFERROR(ABS([.$E55] - [.$F55]) / (([.$E55] + [.$F55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56]; [LeafMeasurements.$H$2:.$I$100]; 2; 0); &quot;&quot;)">
            <text:p/>
          </table:table-cell>
          <table:table-cell table:formula="of:==IFERROR([.D56] * (100 - [.C56]) / 100; &quot;&quot;)">
            <text:p/>
          </table:table-cell>
          <table:table-cell/>
          <table:table-cell table:formula="of:==IFERROR(ABS([.$E56] - [.$F56]) / (([.$E56] + [.$F56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57]; [LeafMeasurements.$H$2:.$I$100]; 2; 0); &quot;&quot;)">
            <text:p/>
          </table:table-cell>
          <table:table-cell table:formula="of:==IFERROR([.D57] * (100 - [.C57]) / 100; &quot;&quot;)">
            <text:p/>
          </table:table-cell>
          <table:table-cell/>
          <table:table-cell table:formula="of:==IFERROR(ABS([.$E57] - [.$F57]) / (([.$E57] + [.$F57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58]; [LeafMeasurements.$H$2:.$I$100]; 2; 0); &quot;&quot;)">
            <text:p/>
          </table:table-cell>
          <table:table-cell table:formula="of:==IFERROR([.D58] * (100 - [.C58]) / 100; &quot;&quot;)">
            <text:p/>
          </table:table-cell>
          <table:table-cell/>
          <table:table-cell table:formula="of:==IFERROR(ABS([.$E58] - [.$F58]) / (([.$E58] + [.$F58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59]; [LeafMeasurements.$H$2:.$I$100]; 2; 0); &quot;&quot;)">
            <text:p/>
          </table:table-cell>
          <table:table-cell table:formula="of:==IFERROR([.D59] * (100 - [.C59]) / 100; &quot;&quot;)">
            <text:p/>
          </table:table-cell>
          <table:table-cell/>
          <table:table-cell table:formula="of:==IFERROR(ABS([.$E59] - [.$F59]) / (([.$E59] + [.$F59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60]; [LeafMeasurements.$H$2:.$I$100]; 2; 0); &quot;&quot;)">
            <text:p/>
          </table:table-cell>
          <table:table-cell table:formula="of:==IFERROR([.D60] * (100 - [.C60]) / 100; &quot;&quot;)">
            <text:p/>
          </table:table-cell>
          <table:table-cell/>
          <table:table-cell table:formula="of:==IFERROR(ABS([.$E60] - [.$F60]) / (([.$E60] + [.$F60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61]; [LeafMeasurements.$H$2:.$I$100]; 2; 0); &quot;&quot;)">
            <text:p/>
          </table:table-cell>
          <table:table-cell table:formula="of:==IFERROR([.D61] * (100 - [.C61]) / 100; &quot;&quot;)">
            <text:p/>
          </table:table-cell>
          <table:table-cell/>
          <table:table-cell table:formula="of:==IFERROR(ABS([.$E61] - [.$F61]) / (([.$E61] + [.$F61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62]; [LeafMeasurements.$H$2:.$I$100]; 2; 0); &quot;&quot;)">
            <text:p/>
          </table:table-cell>
          <table:table-cell table:formula="of:==IFERROR([.D62] * (100 - [.C62]) / 100; &quot;&quot;)">
            <text:p/>
          </table:table-cell>
          <table:table-cell/>
          <table:table-cell table:formula="of:==IFERROR(ABS([.$E62] - [.$F62]) / (([.$E62] + [.$F62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63]; [LeafMeasurements.$H$2:.$I$100]; 2; 0); &quot;&quot;)">
            <text:p/>
          </table:table-cell>
          <table:table-cell table:formula="of:==IFERROR([.D63] * (100 - [.C63]) / 100; &quot;&quot;)">
            <text:p/>
          </table:table-cell>
          <table:table-cell/>
          <table:table-cell table:formula="of:==IFERROR(ABS([.$E63] - [.$F63]) / (([.$E63] + [.$F63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64]; [LeafMeasurements.$H$2:.$I$100]; 2; 0); &quot;&quot;)">
            <text:p/>
          </table:table-cell>
          <table:table-cell table:formula="of:==IFERROR([.D64] * (100 - [.C64]) / 100; &quot;&quot;)">
            <text:p/>
          </table:table-cell>
          <table:table-cell/>
          <table:table-cell table:formula="of:==IFERROR(ABS([.$E64] - [.$F64]) / (([.$E64] + [.$F64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65]; [LeafMeasurements.$H$2:.$I$100]; 2; 0); &quot;&quot;)">
            <text:p/>
          </table:table-cell>
          <table:table-cell table:formula="of:==IFERROR([.D65] * (100 - [.C65]) / 100; &quot;&quot;)">
            <text:p/>
          </table:table-cell>
          <table:table-cell/>
          <table:table-cell table:formula="of:==IFERROR(ABS([.$E65] - [.$F65]) / (([.$E65] + [.$F65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66]; [LeafMeasurements.$H$2:.$I$100]; 2; 0); &quot;&quot;)">
            <text:p/>
          </table:table-cell>
          <table:table-cell table:formula="of:==IFERROR([.D66] * (100 - [.C66]) / 100; &quot;&quot;)">
            <text:p/>
          </table:table-cell>
          <table:table-cell/>
          <table:table-cell table:formula="of:==IFERROR(ABS([.$E66] - [.$F66]) / (([.$E66] + [.$F66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67]; [LeafMeasurements.$H$2:.$I$100]; 2; 0); &quot;&quot;)">
            <text:p/>
          </table:table-cell>
          <table:table-cell table:formula="of:==IFERROR([.D67] * (100 - [.C67]) / 100; &quot;&quot;)">
            <text:p/>
          </table:table-cell>
          <table:table-cell/>
          <table:table-cell table:formula="of:==IFERROR(ABS([.$E67] - [.$F67]) / (([.$E67] + [.$F67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68]; [LeafMeasurements.$H$2:.$I$100]; 2; 0); &quot;&quot;)">
            <text:p/>
          </table:table-cell>
          <table:table-cell table:formula="of:==IFERROR([.D68] * (100 - [.C68]) / 100; &quot;&quot;)">
            <text:p/>
          </table:table-cell>
          <table:table-cell/>
          <table:table-cell table:formula="of:==IFERROR(ABS([.$E68] - [.$F68]) / (([.$E68] + [.$F68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69]; [LeafMeasurements.$H$2:.$I$100]; 2; 0); &quot;&quot;)">
            <text:p/>
          </table:table-cell>
          <table:table-cell table:formula="of:==IFERROR([.D69] * (100 - [.C69]) / 100; &quot;&quot;)">
            <text:p/>
          </table:table-cell>
          <table:table-cell/>
          <table:table-cell table:formula="of:==IFERROR(ABS([.$E69] - [.$F69]) / (([.$E69] + [.$F69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70]; [LeafMeasurements.$H$2:.$I$100]; 2; 0); &quot;&quot;)">
            <text:p/>
          </table:table-cell>
          <table:table-cell table:formula="of:==IFERROR([.D70] * (100 - [.C70]) / 100; &quot;&quot;)">
            <text:p/>
          </table:table-cell>
          <table:table-cell/>
          <table:table-cell table:formula="of:==IFERROR(ABS([.$E70] - [.$F70]) / (([.$E70] + [.$F70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71]; [LeafMeasurements.$H$2:.$I$100]; 2; 0); &quot;&quot;)">
            <text:p/>
          </table:table-cell>
          <table:table-cell table:formula="of:==IFERROR([.D71] * (100 - [.C71]) / 100; &quot;&quot;)">
            <text:p/>
          </table:table-cell>
          <table:table-cell/>
          <table:table-cell table:formula="of:==IFERROR(ABS([.$E71] - [.$F71]) / (([.$E71] + [.$F71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72]; [LeafMeasurements.$H$2:.$I$100]; 2; 0); &quot;&quot;)">
            <text:p/>
          </table:table-cell>
          <table:table-cell table:formula="of:==IFERROR([.D72] * (100 - [.C72]) / 100; &quot;&quot;)">
            <text:p/>
          </table:table-cell>
          <table:table-cell/>
          <table:table-cell table:formula="of:==IFERROR(ABS([.$E72] - [.$F72]) / (([.$E72] + [.$F72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73]; [LeafMeasurements.$H$2:.$I$100]; 2; 0); &quot;&quot;)">
            <text:p/>
          </table:table-cell>
          <table:table-cell table:formula="of:==IFERROR([.D73] * (100 - [.C73]) / 100; &quot;&quot;)">
            <text:p/>
          </table:table-cell>
          <table:table-cell/>
          <table:table-cell table:formula="of:==IFERROR(ABS([.$E73] - [.$F73]) / (([.$E73] + [.$F73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74]; [LeafMeasurements.$H$2:.$I$100]; 2; 0); &quot;&quot;)">
            <text:p/>
          </table:table-cell>
          <table:table-cell table:formula="of:==IFERROR([.D74] * (100 - [.C74]) / 100; &quot;&quot;)">
            <text:p/>
          </table:table-cell>
          <table:table-cell/>
          <table:table-cell table:formula="of:==IFERROR(ABS([.$E74] - [.$F74]) / (([.$E74] + [.$F74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75]; [LeafMeasurements.$H$2:.$I$100]; 2; 0); &quot;&quot;)">
            <text:p/>
          </table:table-cell>
          <table:table-cell table:formula="of:==IFERROR([.D75] * (100 - [.C75]) / 100; &quot;&quot;)">
            <text:p/>
          </table:table-cell>
          <table:table-cell/>
          <table:table-cell table:formula="of:==IFERROR(ABS([.$E75] - [.$F75]) / (([.$E75] + [.$F75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76]; [LeafMeasurements.$H$2:.$I$100]; 2; 0); &quot;&quot;)">
            <text:p/>
          </table:table-cell>
          <table:table-cell table:formula="of:==IFERROR([.D76] * (100 - [.C76]) / 100; &quot;&quot;)">
            <text:p/>
          </table:table-cell>
          <table:table-cell/>
          <table:table-cell table:formula="of:==IFERROR(ABS([.$E76] - [.$F76]) / (([.$E76] + [.$F76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77]; [LeafMeasurements.$H$2:.$I$100]; 2; 0); &quot;&quot;)">
            <text:p/>
          </table:table-cell>
          <table:table-cell table:formula="of:==IFERROR([.D77] * (100 - [.C77]) / 100; &quot;&quot;)">
            <text:p/>
          </table:table-cell>
          <table:table-cell/>
          <table:table-cell table:formula="of:==IFERROR(ABS([.$E77] - [.$F77]) / (([.$E77] + [.$F77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78]; [LeafMeasurements.$H$2:.$I$100]; 2; 0); &quot;&quot;)">
            <text:p/>
          </table:table-cell>
          <table:table-cell table:formula="of:==IFERROR([.D78] * (100 - [.C78]) / 100; &quot;&quot;)">
            <text:p/>
          </table:table-cell>
          <table:table-cell/>
          <table:table-cell table:formula="of:==IFERROR(ABS([.$E78] - [.$F78]) / (([.$E78] + [.$F78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79]; [LeafMeasurements.$H$2:.$I$100]; 2; 0); &quot;&quot;)">
            <text:p/>
          </table:table-cell>
          <table:table-cell table:formula="of:==IFERROR([.D79] * (100 - [.C79]) / 100; &quot;&quot;)">
            <text:p/>
          </table:table-cell>
          <table:table-cell/>
          <table:table-cell table:formula="of:==IFERROR(ABS([.$E79] - [.$F79]) / (([.$E79] + [.$F79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80]; [LeafMeasurements.$H$2:.$I$100]; 2; 0); &quot;&quot;)">
            <text:p/>
          </table:table-cell>
          <table:table-cell table:formula="of:==IFERROR([.D80] * (100 - [.C80]) / 100; &quot;&quot;)">
            <text:p/>
          </table:table-cell>
          <table:table-cell/>
          <table:table-cell table:formula="of:==IFERROR(ABS([.$E80] - [.$F80]) / (([.$E80] + [.$F80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81]; [LeafMeasurements.$H$2:.$I$100]; 2; 0); &quot;&quot;)">
            <text:p/>
          </table:table-cell>
          <table:table-cell table:formula="of:==IFERROR([.D81] * (100 - [.C81]) / 100; &quot;&quot;)">
            <text:p/>
          </table:table-cell>
          <table:table-cell/>
          <table:table-cell table:formula="of:==IFERROR(ABS([.$E81] - [.$F81]) / (([.$E81] + [.$F81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82]; [LeafMeasurements.$H$2:.$I$100]; 2; 0); &quot;&quot;)">
            <text:p/>
          </table:table-cell>
          <table:table-cell table:formula="of:==IFERROR([.D82] * (100 - [.C82]) / 100; &quot;&quot;)">
            <text:p/>
          </table:table-cell>
          <table:table-cell/>
          <table:table-cell table:formula="of:==IFERROR(ABS([.$E82] - [.$F82]) / (([.$E82] + [.$F82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83]; [LeafMeasurements.$H$2:.$I$100]; 2; 0); &quot;&quot;)">
            <text:p/>
          </table:table-cell>
          <table:table-cell table:formula="of:==IFERROR([.D83] * (100 - [.C83]) / 100; &quot;&quot;)">
            <text:p/>
          </table:table-cell>
          <table:table-cell/>
          <table:table-cell table:formula="of:==IFERROR(ABS([.$E83] - [.$F83]) / (([.$E83] + [.$F83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84]; [LeafMeasurements.$H$2:.$I$100]; 2; 0); &quot;&quot;)">
            <text:p/>
          </table:table-cell>
          <table:table-cell table:formula="of:==IFERROR([.D84] * (100 - [.C84]) / 100; &quot;&quot;)">
            <text:p/>
          </table:table-cell>
          <table:table-cell/>
          <table:table-cell table:formula="of:==IFERROR(ABS([.$E84] - [.$F84]) / (([.$E84] + [.$F84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85]; [LeafMeasurements.$H$2:.$I$100]; 2; 0); &quot;&quot;)">
            <text:p/>
          </table:table-cell>
          <table:table-cell table:formula="of:==IFERROR([.D85] * (100 - [.C85]) / 100; &quot;&quot;)">
            <text:p/>
          </table:table-cell>
          <table:table-cell/>
          <table:table-cell table:formula="of:==IFERROR(ABS([.$E85] - [.$F85]) / (([.$E85] + [.$F85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86]; [LeafMeasurements.$H$2:.$I$100]; 2; 0); &quot;&quot;)">
            <text:p/>
          </table:table-cell>
          <table:table-cell table:formula="of:==IFERROR([.D86] * (100 - [.C86]) / 100; &quot;&quot;)">
            <text:p/>
          </table:table-cell>
          <table:table-cell/>
          <table:table-cell table:formula="of:==IFERROR(ABS([.$E86] - [.$F86]) / (([.$E86] + [.$F86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87]; [LeafMeasurements.$H$2:.$I$100]; 2; 0); &quot;&quot;)">
            <text:p/>
          </table:table-cell>
          <table:table-cell table:formula="of:==IFERROR([.D87] * (100 - [.C87]) / 100; &quot;&quot;)">
            <text:p/>
          </table:table-cell>
          <table:table-cell/>
          <table:table-cell table:formula="of:==IFERROR(ABS([.$E87] - [.$F87]) / (([.$E87] + [.$F87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88]; [LeafMeasurements.$H$2:.$I$100]; 2; 0); &quot;&quot;)">
            <text:p/>
          </table:table-cell>
          <table:table-cell table:formula="of:==IFERROR([.D88] * (100 - [.C88]) / 100; &quot;&quot;)">
            <text:p/>
          </table:table-cell>
          <table:table-cell/>
          <table:table-cell table:formula="of:==IFERROR(ABS([.$E88] - [.$F88]) / (([.$E88] + [.$F88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89]; [LeafMeasurements.$H$2:.$I$100]; 2; 0); &quot;&quot;)">
            <text:p/>
          </table:table-cell>
          <table:table-cell table:formula="of:==IFERROR([.D89] * (100 - [.C89]) / 100; &quot;&quot;)">
            <text:p/>
          </table:table-cell>
          <table:table-cell/>
          <table:table-cell table:formula="of:==IFERROR(ABS([.$E89] - [.$F89]) / (([.$E89] + [.$F89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90]; [LeafMeasurements.$H$2:.$I$100]; 2; 0); &quot;&quot;)">
            <text:p/>
          </table:table-cell>
          <table:table-cell table:formula="of:==IFERROR([.D90] * (100 - [.C90]) / 100; &quot;&quot;)">
            <text:p/>
          </table:table-cell>
          <table:table-cell/>
          <table:table-cell table:formula="of:==IFERROR(ABS([.$E90] - [.$F90]) / (([.$E90] + [.$F90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91]; [LeafMeasurements.$H$2:.$I$100]; 2; 0); &quot;&quot;)">
            <text:p/>
          </table:table-cell>
          <table:table-cell table:formula="of:==IFERROR([.D91] * (100 - [.C91]) / 100; &quot;&quot;)">
            <text:p/>
          </table:table-cell>
          <table:table-cell/>
          <table:table-cell table:formula="of:==IFERROR(ABS([.$E91] - [.$F91]) / (([.$E91] + [.$F91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92]; [LeafMeasurements.$H$2:.$I$100]; 2; 0); &quot;&quot;)">
            <text:p/>
          </table:table-cell>
          <table:table-cell table:formula="of:==IFERROR([.D92] * (100 - [.C92]) / 100; &quot;&quot;)">
            <text:p/>
          </table:table-cell>
          <table:table-cell/>
          <table:table-cell table:formula="of:==IFERROR(ABS([.$E92] - [.$F92]) / (([.$E92] + [.$F92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93]; [LeafMeasurements.$H$2:.$I$100]; 2; 0); &quot;&quot;)">
            <text:p/>
          </table:table-cell>
          <table:table-cell table:formula="of:==IFERROR([.D93] * (100 - [.C93]) / 100; &quot;&quot;)">
            <text:p/>
          </table:table-cell>
          <table:table-cell/>
          <table:table-cell table:formula="of:==IFERROR(ABS([.$E93] - [.$F93]) / (([.$E93] + [.$F93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94]; [LeafMeasurements.$H$2:.$I$100]; 2; 0); &quot;&quot;)">
            <text:p/>
          </table:table-cell>
          <table:table-cell table:formula="of:==IFERROR([.D94] * (100 - [.C94]) / 100; &quot;&quot;)">
            <text:p/>
          </table:table-cell>
          <table:table-cell/>
          <table:table-cell table:formula="of:==IFERROR(ABS([.$E94] - [.$F94]) / (([.$E94] + [.$F94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95]; [LeafMeasurements.$H$2:.$I$100]; 2; 0); &quot;&quot;)">
            <text:p/>
          </table:table-cell>
          <table:table-cell table:formula="of:==IFERROR([.D95] * (100 - [.C95]) / 100; &quot;&quot;)">
            <text:p/>
          </table:table-cell>
          <table:table-cell/>
          <table:table-cell table:formula="of:==IFERROR(ABS([.$E95] - [.$F95]) / (([.$E95] + [.$F95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96]; [LeafMeasurements.$H$2:.$I$100]; 2; 0); &quot;&quot;)">
            <text:p/>
          </table:table-cell>
          <table:table-cell table:formula="of:==IFERROR([.D96] * (100 - [.C96]) / 100; &quot;&quot;)">
            <text:p/>
          </table:table-cell>
          <table:table-cell/>
          <table:table-cell table:formula="of:==IFERROR(ABS([.$E96] - [.$F96]) / (([.$E96] + [.$F96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97]; [LeafMeasurements.$H$2:.$I$100]; 2; 0); &quot;&quot;)">
            <text:p/>
          </table:table-cell>
          <table:table-cell table:formula="of:==IFERROR([.D97] * (100 - [.C97]) / 100; &quot;&quot;)">
            <text:p/>
          </table:table-cell>
          <table:table-cell/>
          <table:table-cell table:formula="of:==IFERROR(ABS([.$E97] - [.$F97]) / (([.$E97] + [.$F97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98]; [LeafMeasurements.$H$2:.$I$100]; 2; 0); &quot;&quot;)">
            <text:p/>
          </table:table-cell>
          <table:table-cell table:formula="of:==IFERROR([.D98] * (100 - [.C98]) / 100; &quot;&quot;)">
            <text:p/>
          </table:table-cell>
          <table:table-cell/>
          <table:table-cell table:formula="of:==IFERROR(ABS([.$E98] - [.$F98]) / (([.$E98] + [.$F98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99]; [LeafMeasurements.$H$2:.$I$100]; 2; 0); &quot;&quot;)">
            <text:p/>
          </table:table-cell>
          <table:table-cell table:formula="of:==IFERROR([.D99] * (100 - [.C99]) / 100; &quot;&quot;)">
            <text:p/>
          </table:table-cell>
          <table:table-cell/>
          <table:table-cell table:formula="of:==IFERROR(ABS([.$E99] - [.$F99]) / (([.$E99] + [.$F99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00]; [LeafMeasurements.$H$2:.$I$100]; 2; 0); &quot;&quot;)">
            <text:p/>
          </table:table-cell>
          <table:table-cell table:formula="of:==IFERROR([.D100] * (100 - [.C100]) / 100; &quot;&quot;)">
            <text:p/>
          </table:table-cell>
          <table:table-cell/>
          <table:table-cell table:formula="of:==IFERROR(ABS([.$E100] - [.$F100]) / (([.$E100] + [.$F100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01]; [LeafMeasurements.$H$2:.$I$100]; 2; 0); &quot;&quot;)">
            <text:p/>
          </table:table-cell>
          <table:table-cell table:formula="of:==IFERROR([.D101] * (100 - [.C101]) / 100; &quot;&quot;)">
            <text:p/>
          </table:table-cell>
          <table:table-cell/>
          <table:table-cell table:formula="of:==IFERROR(ABS([.$E101] - [.$F101]) / (([.$E101] + [.$F101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02]; [LeafMeasurements.$H$2:.$I$100]; 2; 0); &quot;&quot;)">
            <text:p/>
          </table:table-cell>
          <table:table-cell table:formula="of:==IFERROR([.D102] * (100 - [.C102]) / 100; &quot;&quot;)">
            <text:p/>
          </table:table-cell>
          <table:table-cell/>
          <table:table-cell table:formula="of:==IFERROR(ABS([.$E102] - [.$F102]) / (([.$E102] + [.$F102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03]; [LeafMeasurements.$H$2:.$I$100]; 2; 0); &quot;&quot;)">
            <text:p/>
          </table:table-cell>
          <table:table-cell table:formula="of:==IFERROR([.D103] * (100 - [.C103]) / 100; &quot;&quot;)">
            <text:p/>
          </table:table-cell>
          <table:table-cell/>
          <table:table-cell table:formula="of:==IFERROR(ABS([.$E103] - [.$F103]) / (([.$E103] + [.$F103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04]; [LeafMeasurements.$H$2:.$I$100]; 2; 0); &quot;&quot;)">
            <text:p/>
          </table:table-cell>
          <table:table-cell table:formula="of:==IFERROR([.D104] * (100 - [.C104]) / 100; &quot;&quot;)">
            <text:p/>
          </table:table-cell>
          <table:table-cell/>
          <table:table-cell table:formula="of:==IFERROR(ABS([.$E104] - [.$F104]) / (([.$E104] + [.$F104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05]; [LeafMeasurements.$H$2:.$I$100]; 2; 0); &quot;&quot;)">
            <text:p/>
          </table:table-cell>
          <table:table-cell table:formula="of:==IFERROR([.D105] * (100 - [.C105]) / 100; &quot;&quot;)">
            <text:p/>
          </table:table-cell>
          <table:table-cell/>
          <table:table-cell table:formula="of:==IFERROR(ABS([.$E105] - [.$F105]) / (([.$E105] + [.$F105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06]; [LeafMeasurements.$H$2:.$I$100]; 2; 0); &quot;&quot;)">
            <text:p/>
          </table:table-cell>
          <table:table-cell table:formula="of:==IFERROR([.D106] * (100 - [.C106]) / 100; &quot;&quot;)">
            <text:p/>
          </table:table-cell>
          <table:table-cell/>
          <table:table-cell table:formula="of:==IFERROR(ABS([.$E106] - [.$F106]) / (([.$E106] + [.$F106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07]; [LeafMeasurements.$H$2:.$I$100]; 2; 0); &quot;&quot;)">
            <text:p/>
          </table:table-cell>
          <table:table-cell table:formula="of:==IFERROR([.D107] * (100 - [.C107]) / 100; &quot;&quot;)">
            <text:p/>
          </table:table-cell>
          <table:table-cell/>
          <table:table-cell table:formula="of:==IFERROR(ABS([.$E107] - [.$F107]) / (([.$E107] + [.$F107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08]; [LeafMeasurements.$H$2:.$I$100]; 2; 0); &quot;&quot;)">
            <text:p/>
          </table:table-cell>
          <table:table-cell table:formula="of:==IFERROR([.D108] * (100 - [.C108]) / 100; &quot;&quot;)">
            <text:p/>
          </table:table-cell>
          <table:table-cell/>
          <table:table-cell table:formula="of:==IFERROR(ABS([.$E108] - [.$F108]) / (([.$E108] + [.$F108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09]; [LeafMeasurements.$H$2:.$I$100]; 2; 0); &quot;&quot;)">
            <text:p/>
          </table:table-cell>
          <table:table-cell table:formula="of:==IFERROR([.D109] * (100 - [.C109]) / 100; &quot;&quot;)">
            <text:p/>
          </table:table-cell>
          <table:table-cell/>
          <table:table-cell table:formula="of:==IFERROR(ABS([.$E109] - [.$F109]) / (([.$E109] + [.$F109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10]; [LeafMeasurements.$H$2:.$I$100]; 2; 0); &quot;&quot;)">
            <text:p/>
          </table:table-cell>
          <table:table-cell table:formula="of:==IFERROR([.D110] * (100 - [.C110]) / 100; &quot;&quot;)">
            <text:p/>
          </table:table-cell>
          <table:table-cell/>
          <table:table-cell table:formula="of:==IFERROR(ABS([.$E110] - [.$F110]) / (([.$E110] + [.$F110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11]; [LeafMeasurements.$H$2:.$I$100]; 2; 0); &quot;&quot;)">
            <text:p/>
          </table:table-cell>
          <table:table-cell table:formula="of:==IFERROR([.D111] * (100 - [.C111]) / 100; &quot;&quot;)">
            <text:p/>
          </table:table-cell>
          <table:table-cell/>
          <table:table-cell table:formula="of:==IFERROR(ABS([.$E111] - [.$F111]) / (([.$E111] + [.$F111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12]; [LeafMeasurements.$H$2:.$I$100]; 2; 0); &quot;&quot;)">
            <text:p/>
          </table:table-cell>
          <table:table-cell table:formula="of:==IFERROR([.D112] * (100 - [.C112]) / 100; &quot;&quot;)">
            <text:p/>
          </table:table-cell>
          <table:table-cell/>
          <table:table-cell table:formula="of:==IFERROR(ABS([.$E112] - [.$F112]) / (([.$E112] + [.$F112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13]; [LeafMeasurements.$H$2:.$I$100]; 2; 0); &quot;&quot;)">
            <text:p/>
          </table:table-cell>
          <table:table-cell table:formula="of:==IFERROR([.D113] * (100 - [.C113]) / 100; &quot;&quot;)">
            <text:p/>
          </table:table-cell>
          <table:table-cell/>
          <table:table-cell table:formula="of:==IFERROR(ABS([.$E113] - [.$F113]) / (([.$E113] + [.$F113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14]; [LeafMeasurements.$H$2:.$I$100]; 2; 0); &quot;&quot;)">
            <text:p/>
          </table:table-cell>
          <table:table-cell table:formula="of:==IFERROR([.D114] * (100 - [.C114]) / 100; &quot;&quot;)">
            <text:p/>
          </table:table-cell>
          <table:table-cell/>
          <table:table-cell table:formula="of:==IFERROR(ABS([.$E114] - [.$F114]) / (([.$E114] + [.$F114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15]; [LeafMeasurements.$H$2:.$I$100]; 2; 0); &quot;&quot;)">
            <text:p/>
          </table:table-cell>
          <table:table-cell table:formula="of:==IFERROR([.D115] * (100 - [.C115]) / 100; &quot;&quot;)">
            <text:p/>
          </table:table-cell>
          <table:table-cell/>
          <table:table-cell table:formula="of:==IFERROR(ABS([.$E115] - [.$F115]) / (([.$E115] + [.$F115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16]; [LeafMeasurements.$H$2:.$I$100]; 2; 0); &quot;&quot;)">
            <text:p/>
          </table:table-cell>
          <table:table-cell table:formula="of:==IFERROR([.D116] * (100 - [.C116]) / 100; &quot;&quot;)">
            <text:p/>
          </table:table-cell>
          <table:table-cell/>
          <table:table-cell table:formula="of:==IFERROR(ABS([.$E116] - [.$F116]) / (([.$E116] + [.$F116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17]; [LeafMeasurements.$H$2:.$I$100]; 2; 0); &quot;&quot;)">
            <text:p/>
          </table:table-cell>
          <table:table-cell table:formula="of:==IFERROR([.D117] * (100 - [.C117]) / 100; &quot;&quot;)">
            <text:p/>
          </table:table-cell>
          <table:table-cell/>
          <table:table-cell table:formula="of:==IFERROR(ABS([.$E117] - [.$F117]) / (([.$E117] + [.$F117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18]; [LeafMeasurements.$H$2:.$I$100]; 2; 0); &quot;&quot;)">
            <text:p/>
          </table:table-cell>
          <table:table-cell table:formula="of:==IFERROR([.D118] * (100 - [.C118]) / 100; &quot;&quot;)">
            <text:p/>
          </table:table-cell>
          <table:table-cell/>
          <table:table-cell table:formula="of:==IFERROR(ABS([.$E118] - [.$F118]) / (([.$E118] + [.$F118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19]; [LeafMeasurements.$H$2:.$I$100]; 2; 0); &quot;&quot;)">
            <text:p/>
          </table:table-cell>
          <table:table-cell table:formula="of:==IFERROR([.D119] * (100 - [.C119]) / 100; &quot;&quot;)">
            <text:p/>
          </table:table-cell>
          <table:table-cell/>
          <table:table-cell table:formula="of:==IFERROR(ABS([.$E119] - [.$F119]) / (([.$E119] + [.$F119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20]; [LeafMeasurements.$H$2:.$I$100]; 2; 0); &quot;&quot;)">
            <text:p/>
          </table:table-cell>
          <table:table-cell table:formula="of:==IFERROR([.D120] * (100 - [.C120]) / 100; &quot;&quot;)">
            <text:p/>
          </table:table-cell>
          <table:table-cell/>
          <table:table-cell table:formula="of:==IFERROR(ABS([.$E120] - [.$F120]) / (([.$E120] + [.$F120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21]; [LeafMeasurements.$H$2:.$I$100]; 2; 0); &quot;&quot;)">
            <text:p/>
          </table:table-cell>
          <table:table-cell table:formula="of:==IFERROR([.D121] * (100 - [.C121]) / 100; &quot;&quot;)">
            <text:p/>
          </table:table-cell>
          <table:table-cell/>
          <table:table-cell table:formula="of:==IFERROR(ABS([.$E121] - [.$F121]) / (([.$E121] + [.$F121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22]; [LeafMeasurements.$H$2:.$I$100]; 2; 0); &quot;&quot;)">
            <text:p/>
          </table:table-cell>
          <table:table-cell table:formula="of:==IFERROR([.D122] * (100 - [.C122]) / 100; &quot;&quot;)">
            <text:p/>
          </table:table-cell>
          <table:table-cell/>
          <table:table-cell table:formula="of:==IFERROR(ABS([.$E122] - [.$F122]) / (([.$E122] + [.$F122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23]; [LeafMeasurements.$H$2:.$I$100]; 2; 0); &quot;&quot;)">
            <text:p/>
          </table:table-cell>
          <table:table-cell table:formula="of:==IFERROR([.D123] * (100 - [.C123]) / 100; &quot;&quot;)">
            <text:p/>
          </table:table-cell>
          <table:table-cell/>
          <table:table-cell table:formula="of:==IFERROR(ABS([.$E123] - [.$F123]) / (([.$E123] + [.$F123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24]; [LeafMeasurements.$H$2:.$I$100]; 2; 0); &quot;&quot;)">
            <text:p/>
          </table:table-cell>
          <table:table-cell table:formula="of:==IFERROR([.D124] * (100 - [.C124]) / 100; &quot;&quot;)">
            <text:p/>
          </table:table-cell>
          <table:table-cell/>
          <table:table-cell table:formula="of:==IFERROR(ABS([.$E124] - [.$F124]) / (([.$E124] + [.$F124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25]; [LeafMeasurements.$H$2:.$I$100]; 2; 0); &quot;&quot;)">
            <text:p/>
          </table:table-cell>
          <table:table-cell table:formula="of:==IFERROR([.D125] * (100 - [.C125]) / 100; &quot;&quot;)">
            <text:p/>
          </table:table-cell>
          <table:table-cell/>
          <table:table-cell table:formula="of:==IFERROR(ABS([.$E125] - [.$F125]) / (([.$E125] + [.$F125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26]; [LeafMeasurements.$H$2:.$I$100]; 2; 0); &quot;&quot;)">
            <text:p/>
          </table:table-cell>
          <table:table-cell table:formula="of:==IFERROR([.D126] * (100 - [.C126]) / 100; &quot;&quot;)">
            <text:p/>
          </table:table-cell>
          <table:table-cell/>
          <table:table-cell table:formula="of:==IFERROR(ABS([.$E126] - [.$F126]) / (([.$E126] + [.$F126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27]; [LeafMeasurements.$H$2:.$I$100]; 2; 0); &quot;&quot;)">
            <text:p/>
          </table:table-cell>
          <table:table-cell table:formula="of:==IFERROR([.D127] * (100 - [.C127]) / 100; &quot;&quot;)">
            <text:p/>
          </table:table-cell>
          <table:table-cell/>
          <table:table-cell table:formula="of:==IFERROR(ABS([.$E127] - [.$F127]) / (([.$E127] + [.$F127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28]; [LeafMeasurements.$H$2:.$I$100]; 2; 0); &quot;&quot;)">
            <text:p/>
          </table:table-cell>
          <table:table-cell table:formula="of:==IFERROR([.D128] * (100 - [.C128]) / 100; &quot;&quot;)">
            <text:p/>
          </table:table-cell>
          <table:table-cell/>
          <table:table-cell table:formula="of:==IFERROR(ABS([.$E128] - [.$F128]) / (([.$E128] + [.$F128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29]; [LeafMeasurements.$H$2:.$I$100]; 2; 0); &quot;&quot;)">
            <text:p/>
          </table:table-cell>
          <table:table-cell table:formula="of:==IFERROR([.D129] * (100 - [.C129]) / 100; &quot;&quot;)">
            <text:p/>
          </table:table-cell>
          <table:table-cell/>
          <table:table-cell table:formula="of:==IFERROR(ABS([.$E129] - [.$F129]) / (([.$E129] + [.$F129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30]; [LeafMeasurements.$H$2:.$I$100]; 2; 0); &quot;&quot;)">
            <text:p/>
          </table:table-cell>
          <table:table-cell table:formula="of:==IFERROR([.D130] * (100 - [.C130]) / 100; &quot;&quot;)">
            <text:p/>
          </table:table-cell>
          <table:table-cell/>
          <table:table-cell table:formula="of:==IFERROR(ABS([.$E130] - [.$F130]) / (([.$E130] + [.$F130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31]; [LeafMeasurements.$H$2:.$I$100]; 2; 0); &quot;&quot;)">
            <text:p/>
          </table:table-cell>
          <table:table-cell table:formula="of:==IFERROR([.D131] * (100 - [.C131]) / 100; &quot;&quot;)">
            <text:p/>
          </table:table-cell>
          <table:table-cell/>
          <table:table-cell table:formula="of:==IFERROR(ABS([.$E131] - [.$F131]) / (([.$E131] + [.$F131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32]; [LeafMeasurements.$H$2:.$I$100]; 2; 0); &quot;&quot;)">
            <text:p/>
          </table:table-cell>
          <table:table-cell table:formula="of:==IFERROR([.D132] * (100 - [.C132]) / 100; &quot;&quot;)">
            <text:p/>
          </table:table-cell>
          <table:table-cell/>
          <table:table-cell table:formula="of:==IFERROR(ABS([.$E132] - [.$F132]) / (([.$E132] + [.$F132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33]; [LeafMeasurements.$H$2:.$I$100]; 2; 0); &quot;&quot;)">
            <text:p/>
          </table:table-cell>
          <table:table-cell table:formula="of:==IFERROR([.D133] * (100 - [.C133]) / 100; &quot;&quot;)">
            <text:p/>
          </table:table-cell>
          <table:table-cell/>
          <table:table-cell table:formula="of:==IFERROR(ABS([.$E133] - [.$F133]) / (([.$E133] + [.$F133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34]; [LeafMeasurements.$H$2:.$I$100]; 2; 0); &quot;&quot;)">
            <text:p/>
          </table:table-cell>
          <table:table-cell table:formula="of:==IFERROR([.D134] * (100 - [.C134]) / 100; &quot;&quot;)">
            <text:p/>
          </table:table-cell>
          <table:table-cell/>
          <table:table-cell table:formula="of:==IFERROR(ABS([.$E134] - [.$F134]) / (([.$E134] + [.$F134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35]; [LeafMeasurements.$H$2:.$I$100]; 2; 0); &quot;&quot;)">
            <text:p/>
          </table:table-cell>
          <table:table-cell table:formula="of:==IFERROR([.D135] * (100 - [.C135]) / 100; &quot;&quot;)">
            <text:p/>
          </table:table-cell>
          <table:table-cell/>
          <table:table-cell table:formula="of:==IFERROR(ABS([.$E135] - [.$F135]) / (([.$E135] + [.$F135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36]; [LeafMeasurements.$H$2:.$I$100]; 2; 0); &quot;&quot;)">
            <text:p/>
          </table:table-cell>
          <table:table-cell table:formula="of:==IFERROR([.D136] * (100 - [.C136]) / 100; &quot;&quot;)">
            <text:p/>
          </table:table-cell>
          <table:table-cell/>
          <table:table-cell table:formula="of:==IFERROR(ABS([.$E136] - [.$F136]) / (([.$E136] + [.$F136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37]; [LeafMeasurements.$H$2:.$I$100]; 2; 0); &quot;&quot;)">
            <text:p/>
          </table:table-cell>
          <table:table-cell table:formula="of:==IFERROR([.D137] * (100 - [.C137]) / 100; &quot;&quot;)">
            <text:p/>
          </table:table-cell>
          <table:table-cell/>
          <table:table-cell table:formula="of:==IFERROR(ABS([.$E137] - [.$F137]) / (([.$E137] + [.$F137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38]; [LeafMeasurements.$H$2:.$I$100]; 2; 0); &quot;&quot;)">
            <text:p/>
          </table:table-cell>
          <table:table-cell table:formula="of:==IFERROR([.D138] * (100 - [.C138]) / 100; &quot;&quot;)">
            <text:p/>
          </table:table-cell>
          <table:table-cell/>
          <table:table-cell table:formula="of:==IFERROR(ABS([.$E138] - [.$F138]) / (([.$E138] + [.$F138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39]; [LeafMeasurements.$H$2:.$I$100]; 2; 0); &quot;&quot;)">
            <text:p/>
          </table:table-cell>
          <table:table-cell table:formula="of:==IFERROR([.D139] * (100 - [.C139]) / 100; &quot;&quot;)">
            <text:p/>
          </table:table-cell>
          <table:table-cell/>
          <table:table-cell table:formula="of:==IFERROR(ABS([.$E139] - [.$F139]) / (([.$E139] + [.$F139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40]; [LeafMeasurements.$H$2:.$I$100]; 2; 0); &quot;&quot;)">
            <text:p/>
          </table:table-cell>
          <table:table-cell table:formula="of:==IFERROR([.D140] * (100 - [.C140]) / 100; &quot;&quot;)">
            <text:p/>
          </table:table-cell>
          <table:table-cell/>
          <table:table-cell table:formula="of:==IFERROR(ABS([.$E140] - [.$F140]) / (([.$E140] + [.$F140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41]; [LeafMeasurements.$H$2:.$I$100]; 2; 0); &quot;&quot;)">
            <text:p/>
          </table:table-cell>
          <table:table-cell table:formula="of:==IFERROR([.D141] * (100 - [.C141]) / 100; &quot;&quot;)">
            <text:p/>
          </table:table-cell>
          <table:table-cell/>
          <table:table-cell table:formula="of:==IFERROR(ABS([.$E141] - [.$F141]) / (([.$E141] + [.$F141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42]; [LeafMeasurements.$H$2:.$I$100]; 2; 0); &quot;&quot;)">
            <text:p/>
          </table:table-cell>
          <table:table-cell table:formula="of:==IFERROR([.D142] * (100 - [.C142]) / 100; &quot;&quot;)">
            <text:p/>
          </table:table-cell>
          <table:table-cell/>
          <table:table-cell table:formula="of:==IFERROR(ABS([.$E142] - [.$F142]) / (([.$E142] + [.$F142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43]; [LeafMeasurements.$H$2:.$I$100]; 2; 0); &quot;&quot;)">
            <text:p/>
          </table:table-cell>
          <table:table-cell table:formula="of:==IFERROR([.D143] * (100 - [.C143]) / 100; &quot;&quot;)">
            <text:p/>
          </table:table-cell>
          <table:table-cell/>
          <table:table-cell table:formula="of:==IFERROR(ABS([.$E143] - [.$F143]) / (([.$E143] + [.$F143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44]; [LeafMeasurements.$H$2:.$I$100]; 2; 0); &quot;&quot;)">
            <text:p/>
          </table:table-cell>
          <table:table-cell table:formula="of:==IFERROR([.D144] * (100 - [.C144]) / 100; &quot;&quot;)">
            <text:p/>
          </table:table-cell>
          <table:table-cell/>
          <table:table-cell table:formula="of:==IFERROR(ABS([.$E144] - [.$F144]) / (([.$E144] + [.$F144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45]; [LeafMeasurements.$H$2:.$I$100]; 2; 0); &quot;&quot;)">
            <text:p/>
          </table:table-cell>
          <table:table-cell table:formula="of:==IFERROR([.D145] * (100 - [.C145]) / 100; &quot;&quot;)">
            <text:p/>
          </table:table-cell>
          <table:table-cell/>
          <table:table-cell table:formula="of:==IFERROR(ABS([.$E145] - [.$F145]) / (([.$E145] + [.$F145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46]; [LeafMeasurements.$H$2:.$I$100]; 2; 0); &quot;&quot;)">
            <text:p/>
          </table:table-cell>
          <table:table-cell table:formula="of:==IFERROR([.D146] * (100 - [.C146]) / 100; &quot;&quot;)">
            <text:p/>
          </table:table-cell>
          <table:table-cell/>
          <table:table-cell table:formula="of:==IFERROR(ABS([.$E146] - [.$F146]) / (([.$E146] + [.$F146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47]; [LeafMeasurements.$H$2:.$I$100]; 2; 0); &quot;&quot;)">
            <text:p/>
          </table:table-cell>
          <table:table-cell table:formula="of:==IFERROR([.D147] * (100 - [.C147]) / 100; &quot;&quot;)">
            <text:p/>
          </table:table-cell>
          <table:table-cell/>
          <table:table-cell table:formula="of:==IFERROR(ABS([.$E147] - [.$F147]) / (([.$E147] + [.$F147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48]; [LeafMeasurements.$H$2:.$I$100]; 2; 0); &quot;&quot;)">
            <text:p/>
          </table:table-cell>
          <table:table-cell table:formula="of:==IFERROR([.D148] * (100 - [.C148]) / 100; &quot;&quot;)">
            <text:p/>
          </table:table-cell>
          <table:table-cell/>
          <table:table-cell table:formula="of:==IFERROR(ABS([.$E148] - [.$F148]) / (([.$E148] + [.$F148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49]; [LeafMeasurements.$H$2:.$I$100]; 2; 0); &quot;&quot;)">
            <text:p/>
          </table:table-cell>
          <table:table-cell table:formula="of:==IFERROR([.D149] * (100 - [.C149]) / 100; &quot;&quot;)">
            <text:p/>
          </table:table-cell>
          <table:table-cell/>
          <table:table-cell table:formula="of:==IFERROR(ABS([.$E149] - [.$F149]) / (([.$E149] + [.$F149])/2) * 100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ERROR(VLOOKUP([.A150]; [LeafMeasurements.$H$2:.$I$100]; 2; 0); &quot;&quot;)">
            <text:p/>
          </table:table-cell>
          <table:table-cell table:formula="of:==IFERROR([.D150] * (100 - [.C150]) / 100; &quot;&quot;)">
            <text:p/>
          </table:table-cell>
          <table:table-cell/>
          <table:table-cell table:formula="of:==IFERROR(ABS([.$E150] - [.$F150]) / (([.$E150] + [.$F150])/2) * 100; &quot;&quot;)">
            <text:p/>
          </table:table-cell>
          <table:table-cell table:number-columns-repeated="3"/>
        </table:table-row>
      </table:table>
      <table:table table:name="DisplacementResults" table:style-name="ta1">
        <table:table-column table:style-name="co1" table:default-cell-style-name="ce3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" office:value-type="string" calcext:value-type="string">
            <text:p>LeafID</text:p>
          </table:table-cell>
          <table:table-cell table:style-name="ce7" office:value-type="string" calcext:value-type="string">
            <text:p>Ground_Truth</text:p>
          </table:table-cell>
          <table:table-cell table:style-name="ce7" office:value-type="string" calcext:value-type="string">
            <text:p>Template_Displacement_Area</text:p>
          </table:table-cell>
          <table:table-cell table:style-name="ce7" office:value-type="string" calcext:value-type="string">
            <text:p>Template_Displacement_Pdiff</text:p>
          </table:table-cell>
          <table:table-cell table:style-name="ce7" office:value-type="string" calcext:value-type="string">
            <text:p>Flow_Displacement_Area</text:p>
          </table:table-cell>
          <table:table-cell table:style-name="ce7" office:value-type="string" calcext:value-type="string">
            <text:p>Flow_Displacement_P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[LeafMeasurements.I2]" office:value-type="float" office:value="11.25" calcext:value-type="float">
            <text:p>11.25</text:p>
          </table:table-cell>
          <table:table-cell office:value-type="float" office:value="11.5259" calcext:value-type="float">
            <text:p>11.5259</text:p>
          </table:table-cell>
          <table:table-cell table:formula="of:=ABS([.$B2] - [.$C2]) / (([.$B2] + [.$C2])/2) * 100" office:value-type="float" office:value="2.42273631338388" calcext:value-type="float">
            <text:p>2.422736313383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[LeafMeasurements.I4]" office:value-type="float" office:value="15.63075" calcext:value-type="float">
            <text:p>15.63075</text:p>
          </table:table-cell>
          <table:table-cell office:value-type="float" office:value="15.4789" calcext:value-type="float">
            <text:p>15.4789</text:p>
          </table:table-cell>
          <table:table-cell table:formula="of:=ABS([.$B4] - [.$C4]) / (([.$B4] + [.$C4])/2) * 100" office:value-type="float" office:value="0.976224419111121" calcext:value-type="float">
            <text:p>0.97622441911112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[LeafMeasurements.I5]" office:value-type="float" office:value="15.21875" calcext:value-type="float">
            <text:p>15.21875</text:p>
          </table:table-cell>
          <table:table-cell office:value-type="float" office:value="14.1252" calcext:value-type="float">
            <text:p>14.1252</text:p>
          </table:table-cell>
          <table:table-cell table:formula="of:=ABS([.$B5] - [.$C5]) / (([.$B5] + [.$C5])/2) * 100" office:value-type="float" office:value="7.45332513175629" calcext:value-type="float">
            <text:p>7.45332513175629</text:p>
          </table:table-cell>
          <table:table-cell table:number-columns-repeated="2"/>
        </table:table-row>
      </table:table>
      <table:table table:name="StitchResults" table:style-name="ta1">
        <table:table-column table:style-name="co1" table:default-cell-style-name="ce3"/>
        <table:table-column table:style-name="co1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8" office:value-type="string" calcext:value-type="string">
            <text:p>LeafID</text:p>
          </table:table-cell>
          <table:table-cell table:style-name="ce8" office:value-type="string" calcext:value-type="string">
            <text:p>Ground_Truth</text:p>
          </table:table-cell>
          <table:table-cell table:style-name="ce8" office:value-type="string" calcext:value-type="string">
            <text:p>Template_Stitch_Area</text:p>
          </table:table-cell>
          <table:table-cell table:style-name="ce8" office:value-type="string" calcext:value-type="string">
            <text:p>Template_Stitch_Pdiff</text:p>
          </table:table-cell>
          <table:table-cell table:style-name="ce8" office:value-type="string" calcext:value-type="string">
            <text:p>Flow_Stitch_Area</text:p>
          </table:table-cell>
          <table:table-cell table:style-name="ce8" office:value-type="string" calcext:value-type="string">
            <text:p>Flow_Stitch_P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[LeafMeasurements.I2]" office:value-type="float" office:value="11.25" calcext:value-type="float">
            <text:p>11.25</text:p>
          </table:table-cell>
          <table:table-cell office:value-type="float" office:value="14.3796" calcext:value-type="float">
            <text:p>14.3796</text:p>
          </table:table-cell>
          <table:table-cell table:formula="of:=ABS([.$B2] - [.$C2]) / (([.$B2] + [.$C2])/2) * 100" office:value-type="float" office:value="24.4217623372975" calcext:value-type="float">
            <text:p>24.42176233729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[LeafMeasurements.I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[LeafMeasurements.I4]" office:value-type="float" office:value="15.63075" calcext:value-type="float">
            <text:p>15.630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[LeafMeasurements.I5]" office:value-type="float" office:value="15.21875" calcext:value-type="float">
            <text:p>15.21875</text:p>
          </table:table-cell>
          <table:table-cell table:number-columns-repeated="4"/>
        </table:table-row>
      </table:table>
      <table:table table:name="DetectResults" table:style-name="ta1">
        <table:table-column table:style-name="co1" table:default-cell-style-name="ce3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" office:value-type="string" calcext:value-type="string">
            <text:p>LeafID</text:p>
          </table:table-cell>
          <table:table-cell table:style-name="ce9" office:value-type="string" calcext:value-type="string">
            <text:p>Ground_Truth</text:p>
          </table:table-cell>
          <table:table-cell table:style-name="ce9" office:value-type="string" calcext:value-type="string">
            <text:p>Orb_Detect_Area</text:p>
          </table:table-cell>
          <table:table-cell table:style-name="ce9" office:value-type="string" calcext:value-type="string">
            <text:p>Orb_Detect_Pdiff</text:p>
          </table:table-cell>
          <table:table-cell table:style-name="ce9" office:value-type="string" calcext:value-type="string">
            <text:p>Sift_Detect_Area</text:p>
          </table:table-cell>
          <table:table-cell table:style-name="ce9" office:value-type="string" calcext:value-type="string">
            <text:p>Sift_Detect_Pdiff</text:p>
          </table:table-cell>
          <table:table-cell table:style-name="ce9" office:value-type="string" calcext:value-type="string">
            <text:p>Flow_Detect_Area</text:p>
          </table:table-cell>
          <table:table-cell table:style-name="ce9" office:value-type="string" calcext:value-type="string">
            <text:p>Flow_Detect_Pdiff</text:p>
          </table:table-cell>
          <table:table-cell table:style-name="ce9" office:value-type="string" calcext:value-type="string">
            <text:p>Template_Detect_Area</text:p>
          </table:table-cell>
          <table:table-cell table:style-name="ce9" office:value-type="string" calcext:value-type="string">
            <text:p>Template_Detect_P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[LeafMeasurements.I2]" office:value-type="float" office:value="11.25" calcext:value-type="float">
            <text:p>11.25</text:p>
          </table:table-cell>
          <table:table-cell table:number-columns-repeated="6"/>
          <table:table-cell office:value-type="float" office:value="13.663" calcext:value-type="float">
            <text:p>13.663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4:15:42.985865510</meta:creation-date>
    <dc:date>2025-03-26T19:44:17.202629938</dc:date>
    <meta:editing-duration>PT10H58M43S</meta:editing-duration>
    <meta:editing-cycles>26</meta:editing-cycles>
    <meta:generator>LibreOffice/7.3.7.2$Linux_X86_64 LibreOffice_project/30$Build-2</meta:generator>
    <meta:document-statistic meta:table-count="5" meta:cell-count="719" meta:object-count="0"/>
  </office:meta>
</office:document-meta>
</file>